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egreya Sans SC Black" svg:font-family="'Alegreya Sans SC Black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dedce6" draw:textarea-horizontal-align="justify" draw:textarea-vertical-align="middle" draw:auto-grow-height="false" fo:min-height="0cm" fo:min-width="0.12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.125cm"/>
    </style:style>
    <style:style style:name="gr3" style:family="graphic" style:parent-style-name="standard">
      <style:graphic-properties svg:stroke-color="#000000" draw:fill="solid" draw:fill-color="#ff4500" draw:textarea-horizontal-align="justify" draw:textarea-vertical-align="middle" draw:auto-grow-height="false" fo:min-height="0cm" fo:min-width="0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dedce6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ff4500"/>
      <style:paragraph-properties fo:text-align="center"/>
    </style:style>
    <style:style style:name="P4" style:family="paragraph">
      <loext:graphic-properties draw:fill="none" draw:fill-color="#ffffff"/>
      <style:text-properties style:font-name="Alegreya Sans SC Black" fo:font-size="48pt" style:font-size-asian="48pt" style:font-size-complex="48pt"/>
    </style:style>
    <style:style style:name="T1" style:family="text">
      <style:text-properties style:font-name="Alegreya Sans SC Black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625cm" svg:height="0.25cm" svg:x="10.5cm" svg:y="12.6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0.5cm" svg:y="12.87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0.5cm" svg:y="13.1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0.5cm" svg:y="13.37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0.5cm" svg:y="13.6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0.5cm" svg:y="13.87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0.5cm" svg:y="14.1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1.25cm" svg:y="12.6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1.25cm" svg:y="12.8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1.25cm" svg:y="13.1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1.25cm" svg:y="13.3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1.25cm" svg:y="13.6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1.25cm" svg:y="13.8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1.25cm" svg:y="14.1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2cm" svg:y="12.6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cm" svg:y="12.8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cm" svg:y="13.1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cm" svg:y="13.3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cm" svg:y="13.6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cm" svg:y="13.8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cm" svg:y="14.1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625cm" svg:height="0.25cm" svg:x="12.75cm" svg:y="12.6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.75cm" svg:y="12.8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.75cm" svg:y="13.12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.75cm" svg:y="13.3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.75cm" svg:y="13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625cm" svg:height="0.25cm" svg:x="12.75cm" svg:y="13.87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625cm" svg:height="0.25cm" svg:x="12.75cm" svg:y="14.125cm">
            <text:p/>
            <draw:enhanced-geometry svg:viewBox="0 0 21600 21600" draw:type="rectangle" draw:enhanced-path="M 0 0 L 21600 0 21600 21600 0 21600 0 0 Z N"/>
          </draw:custom-shape>
        </draw:g>
        <draw:frame draw:style-name="gr4" draw:text-style-name="P4" draw:layer="layout" svg:width="1.62cm" svg:height="1.945cm" svg:x="11.13cm" svg:y="12.68cm">
          <draw:text-box>
            <text:p><text:span text:style-name="T1">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egreya Sans SC Black" svg:font-family="'Alegreya Sans SC Black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7T15:07:05.348580114</meta:creation-date>
    <dc:date>2022-03-27T15:11:09.778114137</dc:date>
    <meta:editing-duration>PT4M5S</meta:editing-duration>
    <meta:editing-cycles>1</meta:editing-cycles>
    <meta:document-statistic meta:object-count="30"/>
    <meta:generator>LibreOffice/7.2.5.2.0$Linux_X86_64 LibreOffice_project/20$Build-2</meta:generator>
  </office:meta>
</office:document-meta>
</file>